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6383*"/>
    </style:style>
    <style:style style:name="Table1.B" style:family="table-column">
      <style:table-column-properties style:rel-column-width="16383*"/>
    </style:style>
    <style:style style:name="Table1.C" style:family="table-column">
      <style:table-column-properties style:rel-column-width="16383*"/>
    </style:style>
    <style:style style:name="Table1.D" style:family="table-column">
      <style:table-column-properties style:rel-column-width="16383*"/>
    </style:style>
  </office:automatic-styles>
  <office:body>
    <office:text>
      <text:p text:style-name="Text_20_body">’’’ # Documentación para el Alumno: Ejercicio Práctico 1 - Simulación de Prospección Inteligente</text:p>
      <text:p text:style-name="Text_20_body"><text:span text:style-name="T1">Nombre del Alumno:</text:span> ____________________________________________________</text:p>
      <text:p text:style-name="Text_20_body"><text:span text:style-name="T1">Fecha:</text:span> ________________________</text:p>
      <text:p text:style-name="Horizontal_20_Line"/>
      <text:h text:style-name="Heading_20_2" text:outline-level="2"><text:bookmark-start text:name="objetivo-del-ejercicio"/>1. Objetivo del Ejercicio<text:bookmark-end text:name="objetivo-del-ejercicio"/></text:h>
      <text:p text:style-name="First_20_paragraph">El objetivo de este ejercicio es aplicar los conceptos de prospección inteligente utilizando un asistente de Inteligencia Artificial (IA). Aprenderás a construir un <text:span text:style-name="T2">prompt</text:span> (instrucción) efectivo para guiar a la IA en la tarea de identificar y calificar una lista de clientes potenciales de alta calidad, ahorrando horas de trabajo manual y aumentando la precisión de tu prospección.</text:p>
      <text:h text:style-name="Heading_20_2" text:outline-level="2"><text:bookmark-start text:name="escenario"/>2. Escenario<text:bookmark-end text:name="escenario"/></text:h>
      <text:p text:style-name="First_20_paragraph">Imagina que eres un ejecutivo de ventas en “<text:span text:style-name="T1">EcoPack Solutions</text:span>”, una empresa española de vanguardia que ofrece soluciones de embalaje sostenible para la industria de alimentación y bebidas. Vuestros productos estrella son embalajes fabricados con materiales 100% reciclados, biodegradables y compostables.</text:p>
      <text:p text:style-name="Text_20_body">Tu mercado objetivo son empresas que no solo buscan cumplir con la normativa medioambiental, sino que además quieren proyectar una imagen de marca comprometida con la sostenibilidad. Tu desafío es encontrar a estas empresas y a las personas adecuadas dentro de ellas.</text:p>
      <text:h text:style-name="Heading_20_2" text:outline-level="2"><text:bookmark-start text:name="tu-tarea"/>3. Tu Tarea<text:bookmark-end text:name="tu-tarea"/></text:h>
      <text:p text:style-name="First_20_paragraph">Tu misión es utilizar un asistente de IA (como ChatGPT, Gemini, Copilot, o cualquier otro disponible) para generar una lista de <text:span text:style-name="T1">10 clientes potenciales ideales</text:span> para EcoPack Solutions. No se trata solo de obtener una lista de empresas, sino de que la IA te ayude a calificarlas y a encontrar al interlocutor correcto.</text:p>
      <text:p text:style-name="Text_20_body">Deberás diseñar un <text:span text:style-name="T2">prompt</text:span> que instruya a la IA para que realice esta investigación y te presente los resultados de forma estructurada.</text:p>
      <text:h text:style-name="Heading_20_2" text:outline-level="2"><text:bookmark-start text:name="instrucciones-paso-a-paso"/>4. Instrucciones Paso a Paso<text:bookmark-end text:name="instrucciones-paso-a-paso"/></text:h>
      <text:list text:style-name="L1">
        <text:list-item>
          <text:p text:style-name="P1"><text:span text:style-name="T1">Analiza el Escenario</text:span>: Piensa en las características que definen a un “cliente ideal” para EcoPack Solutions. ¿Qué tipo de empresas son? ¿Qué señales indican que están interesadas en la sostenibilidad? (Ej: publican informes de RSC, han lanzado productos “eco-friendly”, hablan de sostenibilidad en sus redes sociales).</text:p>
        </text:list-item>
        <text:list-item>
          <text:p text:style-name="P1"><text:span text:style-name="T1">Diseña tu Prompt</text:span>: Basándote en el análisis anterior, escribe un <text:span text:style-name="T2">prompt</text:span> detallado. Un buen prompt es la clave para obtener un buen resultado. Utiliza la plantilla y el ejemplo que te proporcionamos a continuación para inspirarte.</text:p>
        </text:list-item>
        <text:list-item>
          <text:p text:style-name="P1"><text:span text:style-name="T1">Interactúa con la IA</text:span>: Copia tu prompt en la interfaz de tu asistente de IA. Si el primer resultado no es perfecto, no te preocupes. Puedes refinar tu petición con un segundo prompt (Ej: “Gracias. Ahora, para las empresas de la lista, ¿puedes encontrar noticias recientes relacionadas con sus iniciativas de sostenibilidad?”).</text:p>
        </text:list-item>
        <text:list-item>
          <text:p text:style-name="P1"><text:span text:style-name="T1">Completa el Entregable</text:span>: Una vez que estés satisfecho con la lista generada por la IA, rellena la tabla en la sección “5. Entregable” con la información obtenida.</text:p>
        </text:list-item>
      </text:list>
      <text:h text:style-name="Heading_20_3" text:outline-level="3"><text:bookmark-start text:name="plantilla-y-ejemplo-de-prompt"/>Plantilla y Ejemplo de Prompt<text:bookmark-end text:name="plantilla-y-ejemplo-de-prompt"/></text:h>
      <text:p text:style-name="First_20_paragraph">Puedes usar este ejemplo como base y modificarlo para hacerlo tuyo. Experimentar con el prompt es parte del aprendizaje.</text:p>
      <text:p text:style-name="P2"><text:span text:style-name="T1">Rol</text:span>: Actúa como un experto analista de mercado especializado en sostenibilidad dentro del sector de alimentación y bebidas en España.</text:p>
      <text:p text:style-name="P2"><text:span text:style-name="T1">Tarea</text:span>: Genera una lista de 10 empresas españolas del sector de alimentación y bebidas que sean clientes potenciales prioritarios para “EcoPack Solutions”, una empresa que vende embalajes sostenibles. Para la selección, prioriza empresas que hayan demostrado un compromiso público y verificable con la sostenibilidad (a través de informes de Responsabilidad Social Corporativa, noticias recientes, certificaciones ecológicas o comunicados en su propia web).</text:p>
      <text:p text:style-name="P2">Para cada una de las 10 empresas, proporciona la siguiente información: 1. <text:span text:style-name="T1">Nombre de la empresa</text:span>. 2. <text:span text:style-name="T1">Justificación Concreta (1-2 líneas)</text:span>: Explica por qué esta empresa es un prospecto ideal para EcoPack Solutions, basándote en la evidencia encontrada. 3. <text:span text:style-name="T1">Contacto Clave (Nombre y Cargo)</text:span>: Identifica el nombre y el cargo de la persona más relevante para una primera toma de contacto (ej. Director de Sostenibilidad, Jefe de Compras, Director de RSC, Director de Operaciones). 4. <text:span text:style-name="T1">URL de LinkedIn</text:span>: Proporciona la URL del perfil de LinkedIn del contacto clave, si es posible encontrarla públicamente.</text:p>
      <text:p text:style-name="P2"><text:span text:style-name="T1">Formato</text:span>: Presenta los resultados finales en una tabla con columnas claras para cada uno de los puntos solicitados.</text:p>
      <text:p text:style-name="Horizontal_20_Line"/>
      <text:h text:style-name="Heading_20_2" text:outline-level="2"><text:bookmark-start text:name="entregable"/>5. Entregable<text:bookmark-end text:name="entregable"/></text:h>
      <text:p text:style-name="First_20_paragraph">Completa la siguiente tabla con la información que has obtenido de la Inteligencia Artificial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Nombre de la Empresa</text:p>
            </table:table-cell>
            <table:table-cell table:style-name="TableHeaderRowCell" office:value-type="string">
              <text:p text:style-name="Table_20_Heading">Justificación Concreta</text:p>
            </table:table-cell>
            <table:table-cell table:style-name="TableHeaderRowCell" office:value-type="string">
              <text:p text:style-name="Table_20_Heading">Contacto Clave (Nombre y Cargo)</text:p>
            </table:table-cell>
            <table:table-cell table:style-name="TableHeaderRowCell" office:value-type="string">
              <text:p text:style-name="Table_20_Heading">URL de LinkedIn del Contacto</text:p>
            </table:table-cell>
          </table:table-row>
        </table:table-header-rows>
        <table:table-row>
          <table:table-cell table:style-name="TableRowCell" office:value-type="string">
            <text:p text:style-name="Table_20_Contents">1.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2.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3.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4.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5.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6.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7.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8.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9.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0.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p text:style-name="Horizontal_20_Line"/>
      <text:h text:style-name="Heading_20_2" text:outline-level="2"><text:bookmark-start text:name="reflexión-opcional"/>6. Reflexión (Opcional)<text:bookmark-end text:name="reflexión-opcional"/></text:h>
      <text:list text:style-name="L2">
        <text:list-item>
          <text:p text:style-name="P3">¿Cuánto tiempo crees que te habría llevado realizar esta misma tarea de forma manual?</text:p>
        </text:list-item>
        <text:list-item>
          <text:p text:style-name="P3">¿Qué tan precisa fue la información proporcionada por la IA? ¿Tuviste que verificarla?</text:p>
        </text:list-item>
        <text:list-item>
          <text:p text:style-name="P3">¿Cómo podrías mejorar tu prompt la próxima vez para obtener resultados aún mejores? ’’’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5-09-25T18:24:23Z</meta:creation-date>
    <dc:date>2025-09-25T18:24:23Z</dc:date>
  </office:meta>
</office:document-meta>
</file>